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8.533cm"/>
      <style:paragraph-properties style:writing-mode="lr-tb"/>
    </style:style>
    <style:style style:name="gr4" style:family="graphic" style:parent-style-name="standard">
      <style:graphic-properties draw:stroke="none" draw:fill="none" draw:fill-color="#00a933" fo:min-height="0.713cm"/>
      <style:paragraph-properties style:writing-mode="lr-tb"/>
    </style:style>
    <style:style style:name="gr5" style:family="graphic" style:parent-style-name="standard">
      <style:graphic-properties draw:stroke="none" draw:fill="none" draw:fill-color="#00a933" fo:min-height="1.423cm"/>
      <style:paragraph-properties style:writing-mode="lr-tb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5.592cm" fo:min-width="16.01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14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4.863cm" fo:min-width="9.025cm"/>
    </style:style>
    <style:style style:name="gr9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4.957cm" fo:min-width="16.0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8.767cm" fo:min-width="9.025cm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8.767cm" fo:min-width="15.502cm"/>
      <style:paragraph-properties style:writing-mode="lr-tb"/>
    </style:style>
    <style:style style:name="co1" style:family="table-column">
      <style:table-column-properties style:column-width="4.257cm" style:use-optimal-column-width="false"/>
    </style:style>
    <style:style style:name="co2" style:family="table-column">
      <style:table-column-properties style:column-width="4.258cm" style:use-optimal-column-width="false"/>
    </style:style>
    <style:style style:name="ro1" style:family="table-row">
      <style:table-row-properties style:row-height="0.445cm" style:use-optimal-row-height="false"/>
    </style:style>
    <style:style style:name="ro2" style:family="table-row">
      <style:table-row-properties style:row-height="1.044cm" style:use-optimal-row-height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00a933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4cm" svg:height="1.651cm" svg:x="1.889cm" svg:y="1.635cm">
          <draw:text-box>
            <text:p>Home</text:p>
          </draw:text-box>
        </draw:frame>
        <draw:frame draw:style-name="gr2" draw:text-style-name="P1" draw:layer="layout" svg:width="9.271cm" svg:height="2.032cm" svg:x="1.889cm" svg:y="3.413cm">
          <draw:text-box>
            <text:p>Explanation</text:p>
          </draw:text-box>
        </draw:frame>
        <draw:frame draw:style-name="gr3" draw:text-style-name="P1" draw:layer="layout" svg:width="18.034cm" svg:height="8.783cm" svg:x="1.762cm" svg:y="6.842cm">
          <draw:text-box>
            <text:p>Tools:</text:p>
            <text:p/>
            <text:p text:style-name="P2">- Top 5 fondos </text:p>
            <text:p text:style-name="P2">- top 5 posiciones </text:p>
            <text:p/>
            <text:p>- Comparador de fondos</text:p>
            <text:p/>
            <text:p>- ¿Cuanto habría ganado si…?</text:p>
            <text:p/>
            <text:p/>
          </draw:text-box>
        </draw:frame>
      </draw:page>
      <draw:page draw:name="page2" draw:style-name="dp1" draw:master-page-name="Default">
        <draw:frame draw:style-name="gr4" draw:text-style-name="P3" draw:layer="layout" svg:width="8.643cm" svg:height="0.963cm" svg:x="10.525cm" svg:y="1.889cm">
          <draw:text-box>
            <text:p>Top 5 fondos </text:p>
          </draw:text-box>
        </draw:frame>
        <draw:frame draw:style-name="standard" draw:layer="layout" svg:width="8.514cm" svg:height="5.147cm" svg:x="1.989cm" svg:y="3.9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Fondo</text:p>
              </table:table-cell>
              <table:table-cell>
                <text:p>Rentabilidad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4.837cm" svg:height="0.963cm" svg:x="1.497cm" svg:y="2.958cm">
          <draw:text-box>
            <text:p>último trimestre</text:p>
          </draw:text-box>
        </draw:frame>
        <draw:frame draw:style-name="gr5" draw:text-style-name="P3" draw:layer="layout" svg:width="7.758cm" svg:height="1.673cm" svg:x="1.381cm" svg:y="8.979cm">
          <draw:text-box>
            <text:p>último semestre</text:p>
          </draw:text-box>
        </draw:frame>
        <draw:frame draw:style-name="gr4" draw:text-style-name="P3" draw:layer="layout" svg:width="4.837cm" svg:height="0.963cm" svg:x="1.508cm" svg:y="14.059cm">
          <draw:text-box>
            <text:p>último año</text:p>
          </draw:text-box>
        </draw:frame>
        <draw:custom-shape draw:style-name="gr6" draw:text-style-name="P5" draw:layer="layout" svg:width="16.51cm" svg:height="5.842cm" svg:x="11.16cm" svg:y="3.286cm">
          <text:p text:style-name="P4">Gráfic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6.51cm" svg:height="5.842cm" svg:x="11.541cm" svg:y="8.112cm">
          <text:p text:style-name="P4">Gráfic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6.51cm" svg:height="5.842cm" svg:x="11.795cm" svg:y="13.7cm">
          <text:p text:style-name="P4">Gráfica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4" draw:text-style-name="P3" draw:layer="layout" svg:width="8.643cm" svg:height="0.963cm" svg:x="10.525cm" svg:y="1.889cm">
          <draw:text-box>
            <text:p>Top 5 posiciones </text:p>
          </draw:text-box>
        </draw:frame>
        <draw:frame draw:style-name="standard" draw:layer="layout" svg:width="8.514cm" svg:height="5.147cm" svg:x="1.989cm" svg:y="3.9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Fondo</text:p>
              </table:table-cell>
              <table:table-cell>
                <text:p>Rentabilidad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3" draw:layer="layout" svg:width="4.837cm" svg:height="0.963cm" svg:x="1.497cm" svg:y="2.958cm">
          <draw:text-box>
            <text:p>último trimestre</text:p>
          </draw:text-box>
        </draw:frame>
        <draw:frame draw:style-name="gr5" draw:text-style-name="P3" draw:layer="layout" svg:width="7.758cm" svg:height="1.673cm" svg:x="1.381cm" svg:y="8.979cm">
          <draw:text-box>
            <text:p>último semestre</text:p>
          </draw:text-box>
        </draw:frame>
        <draw:frame draw:style-name="gr4" draw:text-style-name="P3" draw:layer="layout" svg:width="4.837cm" svg:height="0.963cm" svg:x="1.508cm" svg:y="14.059cm">
          <draw:text-box>
            <text:p>último año</text:p>
          </draw:text-box>
        </draw:frame>
        <draw:custom-shape draw:style-name="gr6" draw:text-style-name="P5" draw:layer="layout" svg:width="16.51cm" svg:height="5.842cm" svg:x="11.16cm" svg:y="3.286cm">
          <text:p text:style-name="P4">Gráfic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6.51cm" svg:height="5.842cm" svg:x="11.541cm" svg:y="8.112cm">
          <text:p text:style-name="P4">Gráfic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6.51cm" svg:height="5.842cm" svg:x="11.795cm" svg:y="13.7cm">
          <text:p text:style-name="P4">Gráfica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7" draw:text-style-name="P6" draw:layer="layout" svg:width="7.493cm" svg:height="1.397cm" svg:x="10.271cm" svg:y="1.508cm">
          <draw:text-box>
            <text:p text:style-name="P2">Comparador de fondos</text:p>
          </draw:text-box>
        </draw:frame>
        <draw:custom-shape draw:style-name="gr8" draw:text-style-name="P4" draw:layer="layout" svg:width="9.525cm" svg:height="15.113cm" svg:x="1.381cm" svg:y="3.286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8.001cm" svg:height="9.494cm" svg:x="1.762cm" svg:y="5.191cm">
          <draw:text-box>
            <text:p>Buscador + </text:p>
            <text:p>Selector de fondos</text:p>
            <text:p/>
            <text:p>Tipo de periodo</text:p>
            <text:p>- Semestre</text:p>
            <text:p>-Trimestre</text:p>
            <text:p/>
            <text:p>Variable a comparar (hasta 3)</text:p>
            <text:p/>
            <text:p text:style-name="P2">Desde:</text:p>
            <text:p text:style-name="P2">- Todo historico (default)</text:p>
            <text:p text:style-name="P2">- Año</text:p>
          </draw:text-box>
        </draw:frame>
        <draw:custom-shape draw:style-name="gr10" draw:text-style-name="P5" draw:layer="layout" svg:width="16.51cm" svg:height="5.207cm" svg:x="11.16cm" svg:y="15.224cm">
          <text:p text:style-name="P4">Gráfic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6.51cm" svg:height="5.842cm" svg:x="11.16cm" svg:y="3.286cm">
          <text:p text:style-name="P4">Gráfica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6.51cm" svg:height="5.842cm" svg:x="11.16cm" svg:y="9.255cm">
          <text:p text:style-name="P4">Gráfica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1" draw:text-style-name="P6" draw:layer="layout" svg:width="9.524cm" svg:height="1.673cm" svg:x="10.272cm" svg:y="1.509cm">
          <draw:text-box>
            <text:p text:style-name="P2">¿Cúanto habria ganado si?</text:p>
          </draw:text-box>
        </draw:frame>
        <draw:custom-shape draw:style-name="gr12" draw:text-style-name="P4" draw:layer="layout" svg:width="9.525cm" svg:height="9.017cm" svg:x="1.381cm" svg:y="3.286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8.001cm" svg:height="5.228cm" svg:x="1.763cm" svg:y="5.191cm">
          <draw:text-box>
            <text:p>Selector de fondos</text:p>
            <text:p/>
            <text:p>Cuando</text:p>
            <text:p/>
            <text:p>Cuanto dinero</text:p>
            <text:p/>
            <text:p text:style-name="P2"/>
          </draw:text-box>
        </draw:frame>
        <draw:custom-shape draw:style-name="gr13" draw:text-style-name="P5" draw:layer="layout" svg:width="16.002cm" svg:height="9.017cm" svg:x="11.922cm" svg:y="3.286cm">
          <text:p text:style-name="P7">Gráfica con la evolución del dinero y la rentabilidad</text:p>
          <text:p text:style-name="P7">¿menos comisiones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9:12:40.369099071</meta:creation-date>
    <dc:date>2021-04-14T19:28:41.036990038</dc:date>
    <meta:editing-duration>PT5M50S</meta:editing-duration>
    <meta:editing-cycles>1</meta:editing-cycles>
    <meta:document-statistic meta:object-count="29"/>
    <meta:generator>LibreOffice/6.4.6.2$Linux_X86_64 LibreOffice_project/40$Build-2</meta:generator>
  </office:meta>
</office:document-meta>
</file>